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493in" table:align="left"/>
    </style:style>
    <style:style style:name="Table1.A" style:family="table-column">
      <style:table-column-properties style:column-width="0.4618in"/>
    </style:style>
    <style:style style:name="Table1.B" style:family="table-column">
      <style:table-column-properties style:column-width="2.3944in"/>
    </style:style>
    <style:style style:name="Table1.C" style:family="table-column">
      <style:table-column-properties style:column-width="3.793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Rất tuyệt! Dưới đây là bản <text:span text:style-name="Strong_20_Emphasis">tổng kết đã cập nhật đúng với mục tiêu thật sự của dự án</text:span> mà bạn vừa làm rõ:</text:p>
      <text:p text:style-name="Horizontal_20_Line"/>
      <text:h text:style-name="Heading_20_1" text:outline-level="1">🎯 <text:span text:style-name="Strong_20_Emphasis">MỤC TIÊU DỰ ÁN </text:span></text:h>
      <text:p text:style-name="Text_20_body">Xây dựng một <text:span text:style-name="Strong_20_Emphasis">hệ thống gán nhãn tự động hoặc bán tự động</text:span> cho <text:span text:style-name="Strong_20_Emphasis">bài toán object detection</text:span> trong ảnh hoạt hình.</text:p>
      <text:p text:style-name="Horizontal_20_Line"/>
      <text:h text:style-name="Heading_20_2" text:outline-level="2">📌 Cụ thể:</text:h>
      <text:p text:style-name="Quotations">Khi một người dùng muốn huấn luyện hệ thống object detection cho ảnh hoạt hình <text:span text:style-name="Strong_20_Emphasis">nhưng chưa có tập dữ liệu</text:span>, họ có thể:</text:p>
      <text:list xml:id="list501862617" text:style-name="L1">
        <text:list-item>
          <text:p text:style-name="P1">✏️ Gửi vào hệ thống các <text:span text:style-name="Strong_20_Emphasis">đường link video</text:span> (YouTube, file MP4…)</text:p>
        </text:list-item>
        <text:list-item>
          <text:p text:style-name="P1">📤 Chọn các class hoạt hình mà họ quan tâm (ví dụ: <text:span text:style-name="Source_20_Text">Person</text:span>, <text:span text:style-name="Source_20_Text">Dog</text:span>, <text:span text:style-name="Source_20_Text">Tree</text:span>…)</text:p>
        </text:list-item>
        <text:list-item>
          <text:p text:style-name="P1">📥 Hệ thống của bạn sẽ:</text:p>
          <text:list>
            <text:list-item>
              <text:p text:style-name="P1">Tự động tải video</text:p>
            </text:list-item>
            <text:list-item>
              <text:p text:style-name="P1">Trích xuất frame</text:p>
            </text:list-item>
            <text:list-item>
              <text:p text:style-name="P1">Chạy nhiều mô hình detect</text:p>
            </text:list-item>
            <text:list-item>
              <text:p text:style-name="P1">Kết hợp kết quả thông minh (ensemble)</text:p>
            </text:list-item>
            <text:list-item>
              <text:p text:style-name="P1">✅ Xuất file ảnh + nhãn <text:span text:style-name="Source_20_Text">.txt</text:span> theo định dạng YOLO hoặc <text:span text:style-name="Source_20_Text">.json</text:span> nếu cần</text:p>
            </text:list-item>
          </text:list>
        </text:list-item>
      </text:list>
      <text:p text:style-name="Quotations">🎁 Cuối cùng, họ nhận được <text:span text:style-name="Strong_20_Emphasis">một tập dữ liệu có nhãn sẵn</text:span>, sẵn sàng dùng để train bất kỳ mô hình object detection nào.</text:p>
      <text:p text:style-name="Horizontal_20_Line"/>
      <text:h text:style-name="Heading_20_1" text:outline-level="1">🧱 <text:span text:style-name="Strong_20_Emphasis">CÁC BƯỚC CHÍNH TRONG HỆ THỐNG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549481031008">
            <table:table-cell table:style-name="Table1.A1" office:value-type="string">
              <text:p text:style-name="Table_20_Heading">Bước</text:p>
            </table:table-cell>
            <table:table-cell table:style-name="Table1.A1" office:value-type="string">
              <text:p text:style-name="Table_20_Heading">Script</text:p>
            </table:table-cell>
            <table:table-cell table:style-name="Table1.A1" office:value-type="string">
              <text:p text:style-name="Table_20_Heading">Mô tả</text:p>
            </table:table-cell>
          </table:table-row>
        </table:table-header-rows>
        <table:table-row table:style-name="TableLine94549481031008">
          <table:table-cell table:style-name="Table1.A1" office:value-type="string">
            <text:p text:style-name="Table_20_Contents">1️⃣</text:p>
          </table:table-cell>
          <table:table-cell table:style-name="Table1.A1" office:value-type="string">
            <text:p text:style-name="Table_20_Contents"><text:span text:style-name="Source_20_Text">Pipe_Line_Data.py</text:span></text:p>
          </table:table-cell>
          <table:table-cell table:style-name="Table1.A1" office:value-type="string">
            <text:p text:style-name="Table_20_Contents">Tải video, trích frame mỗi 2 giây</text:p>
          </table:table-cell>
        </table:table-row>
        <table:table-row table:style-name="TableLine94549481031008">
          <table:table-cell table:style-name="Table1.A1" office:value-type="string">
            <text:p text:style-name="Table_20_Contents">2️⃣</text:p>
          </table:table-cell>
          <table:table-cell table:style-name="Table1.A1" office:value-type="string">
            <text:p text:style-name="Table_20_Contents"><text:span text:style-name="Source_20_Text">multi_model_detector.py</text:span></text:p>
          </table:table-cell>
          <table:table-cell table:style-name="Table1.A1" office:value-type="string">
            <text:p text:style-name="Table_20_Contents">Chạy nhiều YOLO model, convert class về 5 lớp chuẩn</text:p>
          </table:table-cell>
        </table:table-row>
        <table:table-row table:style-name="TableLine94549481031008">
          <table:table-cell table:style-name="Table1.A1" office:value-type="string">
            <text:p text:style-name="Table_20_Contents">3️⃣</text:p>
          </table:table-cell>
          <table:table-cell table:style-name="Table1.A1" office:value-type="string">
            <text:p text:style-name="Table_20_Contents"><text:span text:style-name="Source_20_Text">ensemble_voter.py</text:span></text:p>
          </table:table-cell>
          <table:table-cell table:style-name="Table1.A1" office:value-type="string">
            <text:p text:style-name="Table_20_Contents">Hợp nhất kết quả từ nhiều model (IoU + voting)</text:p>
          </table:table-cell>
        </table:table-row>
        <table:table-row table:style-name="TableLine94549481031008">
          <table:table-cell table:style-name="Table1.A1" office:value-type="string">
            <text:p text:style-name="Table_20_Contents">4️⃣</text:p>
          </table:table-cell>
          <table:table-cell table:style-name="Table1.A1" office:value-type="string">
            <text:p text:style-name="Table_20_Contents"><text:span text:style-name="Source_20_Text">draw_ensemble_boxes.py</text:span></text:p>
          </table:table-cell>
          <table:table-cell table:style-name="Table1.A1" office:value-type="string">
            <text:p text:style-name="Table_20_Contents">Vẽ kết quả để kiểm tra chất lượng bằng mắt</text:p>
          </table:table-cell>
        </table:table-row>
        <table:table-row table:style-name="TableLine94549481031008">
          <table:table-cell table:style-name="Table1.A1" office:value-type="string">
            <text:p text:style-name="Table_20_Contents">5️⃣</text:p>
          </table:table-cell>
          <table:table-cell table:style-name="Table1.A1" office:value-type="string">
            <text:p text:style-name="Table_20_Contents"><text:span text:style-name="Source_20_Text">prepare_yolo_dataset.py</text:span></text:p>
          </table:table-cell>
          <table:table-cell table:style-name="Table1.A1" office:value-type="string">
            <text:p text:style-name="Table_20_Contents">Chuyển output thành dataset YOLO (ảnh + nhãn)</text:p>
          </table:table-cell>
        </table:table-row>
        <table:table-row table:style-name="TableLine94549481031008">
          <table:table-cell table:style-name="Table1.A1" office:value-type="string">
            <text:p text:style-name="Table_20_Contents">6️⃣</text:p>
          </table:table-cell>
          <table:table-cell table:style-name="Table1.A1" office:value-type="string">
            <text:p text:style-name="Table_20_Contents"><text:span text:style-name="Source_20_Text">train_custom_model.py</text:span></text:p>
          </table:table-cell>
          <table:table-cell table:style-name="Table1.A1" office:value-type="string">
            <text:p text:style-name="Table_20_Contents">Fine-tune lại mô hình nếu muốn dùng lâu dài</text:p>
          </table:table-cell>
        </table:table-row>
      </table:table>
      <text:p text:style-name="Horizontal_20_Line"/>
      <text:h text:style-name="Heading_20_1" text:outline-level="1"><text:soft-page-break/>✅ <text:span text:style-name="Strong_20_Emphasis">TÌNH TRẠNG HIỆN TẠI</text:span></text:h>
      <text:list xml:id="list3539247948" text:style-name="L2">
        <text:list-item>
          <text:p text:style-name="P2">Toàn bộ pipeline đã hoạt động tốt, từ video → nhãn chuẩn</text:p>
        </text:list-item>
        <text:list-item>
          <text:p text:style-name="P2">Hỗ trợ 5 lớp cơ bản: <text:span text:style-name="Source_20_Text">Person</text:span>, <text:span text:style-name="Source_20_Text">Dog</text:span>, <text:span text:style-name="Source_20_Text">Cat</text:span>, <text:span text:style-name="Source_20_Text">Car</text:span>, <text:span text:style-name="Source_20_Text">Tree</text:span></text:p>
        </text:list-item>
        <text:list-item>
          <text:p text:style-name="P2">Có khả năng mở rộng lên nhiều class khác</text:p>
        </text:list-item>
        <text:list-item>
          <text:p text:style-name="P2">Đã huấn luyện model thành công trên dataset tự sinh</text:p>
        </text:list-item>
      </text:list>
      <text:p text:style-name="Horizontal_20_Line"/>
      <text:h text:style-name="Heading_20_1" text:outline-level="1">🔜 GỢI Ý TIẾP THEO</text:h>
      <text:list xml:id="list325892064" text:style-name="L3">
        <text:list-item>
          <text:p text:style-name="P3">Viết <text:span text:style-name="Source_20_Text">detect_custom.py</text:span> để test ảnh mới bằng model đã fine-tuned</text:p>
        </text:list-item>
        <text:list-item>
          <text:p text:style-name="P3">Tạo giao diện web đơn giản (Streamlit) cho người ngoài dùng</text:p>
        </text:list-item>
        <text:list-item>
          <text:p text:style-name="P3">Cho phép người dùng upload video hoặc paste link trực tiếp</text:p>
        </text:list-item>
        <text:list-item>
          <text:p text:style-name="P3">Mở API REST nhận video và trả về zip dataset đã đánh nhãn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12T10:50:39.694366178</meta:creation-date>
    <dc:date>2025-04-12T11:41:56.169725982</dc:date>
    <meta:editing-duration>PT41M6S</meta:editing-duration>
    <meta:editing-cycles>1</meta:editing-cycles>
    <meta:document-statistic meta:table-count="1" meta:image-count="0" meta:object-count="0" meta:page-count="2" meta:paragraph-count="46" meta:word-count="361" meta:character-count="1696" meta:non-whitespace-character-count="1396"/>
    <meta:generator>LibreOffice/6.4.7.2$Linux_X86_64 LibreOffice_project/40$Build-2</meta:generator>
  </office:meta>
</office:document-meta>
</file>